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5"/>
        <table:table-column table:style-name="co6" table:number-columns-repeated="17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0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 table:number-columns-repeated="2"/>
          <table:table-cell office:value-type="string" calcext:value-type="string">
            <text:p>Letter Grade</text:p>
          </table:table-cell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4" office:value-type="string" calcext:value-type="string">
            <text:p>Midterm Grade 3</text:p>
          </table:table-cell>
          <table:table-cell table:style-name="ce4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office:value-type="float" office:value="51.07" calcext:value-type="float">
            <text:p>51.07</text:p>
          </table:table-cell>
          <table:table-cell office:value-type="float" office:value="63.64" calcext:value-type="float">
            <text:p>63.64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9.33" calcext:value-type="float">
            <text:p>89.33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L3])*0.2/100+[.M3]*0.1+[.N3]*0.1+[.O3]*0.1+[.P3]*0.1+[.Q3]*0.1+[.R3]*0.15+AVERAGE([.T3:.AF3])*0.15+0.045" office:value-type="float" office:value="0.770527727272727" calcext:value-type="float">
            <text:p>0.7705277273</text:p>
          </table:table-cell>
          <table:table-cell office:value-type="string" calcext:value-type="string">
            <text:p>Berardi (20605802)</text:p>
          </table:table-cell>
          <table:table-cell/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89.38" calcext:value-type="float">
            <text:p>89.38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L4])*0.2/100+[.M4]*0.1+[.N4]*0.1+[.O4]*0.1+[.P4]*0.1+[.Q4]*0.1+[.R4]*0.15+AVERAGE([.T4:.AF4])*0.15+0.045" office:value-type="float" office:value="0.920714242424242" calcext:value-type="float">
            <text:p>0.9207142424</text:p>
          </table:table-cell>
          <table:table-cell office:value-type="string" calcext:value-type="string">
            <text:p>Choi (20553214)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office:value-type="float" office:value="76.05" calcext:value-type="float">
            <text:p>76.05</text:p>
          </table:table-cell>
          <table:table-cell office:value-type="float" office:value="96.57" calcext:value-type="float">
            <text:p>96.5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L5])*0.2/100+[.M5]*0.1+[.N5]*0.1+[.O5]*0.1+[.P5]*0.1+[.Q5]*0.1+[.R5]*0.15+AVERAGE([.T5:.AF5])*0.15+0.045" office:value-type="float" office:value="0.897961515151515" calcext:value-type="float">
            <text:p>0.8979615152</text:p>
          </table:table-cell>
          <table:table-cell office:value-type="string" calcext:value-type="string">
            <text:p>Clarizio (20460377)</text:p>
          </table:table-cell>
          <table:table-cell/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office:value-type="float" office:value="77.81" calcext:value-type="float">
            <text:p>77.81</text:p>
          </table:table-cell>
          <table:table-cell office:value-type="float" office:value="94.05" calcext:value-type="float">
            <text:p>94.05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74.11" calcext:value-type="float">
            <text:p>74.11</text:p>
          </table:table-cell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9/12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20" office:value-type="float" office:value="0.6" calcext:value-type="float">
            <text:p>0.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L6])*0.2/100+[.M6]*0.1+[.N6]*0.1+[.O6]*0.1+[.P6]*0.1+[.Q6]*0.1+[.R6]*0.15+AVERAGE([.T6:.AF6])*0.15+0.045" office:value-type="float" office:value="0.76349196969697" calcext:value-type="float">
            <text:p>0.7634919697</text:p>
          </table:table-cell>
          <table:table-cell office:value-type="string" calcext:value-type="string">
            <text:p>Cortez (20601499)</text:p>
          </table:table-cell>
          <table:table-cell/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office:value-type="float" office:value="63.41" calcext:value-type="float">
            <text:p>63.41</text:p>
          </table:table-cell>
          <table:table-cell office:value-type="float" office:value="75.76" calcext:value-type="float">
            <text:p>75.76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90.14" calcext:value-type="float">
            <text:p>90.1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11/20" office:value-type="float" office:value="0.55" calcext:value-type="float">
            <text:p>0.5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L7])*0.2/100+[.M7]*0.1+[.N7]*0.1+[.O7]*0.1+[.P7]*0.1+[.Q7]*0.1+[.R7]*0.15+AVERAGE([.T7:.AF7])*0.15+0.045" office:value-type="float" office:value="0.808383787878788" calcext:value-type="float">
            <text:p>0.8083837879</text:p>
          </table:table-cell>
          <table:table-cell office:value-type="string" calcext:value-type="string">
            <text:p>DiGrazia (20606809)</text:p>
          </table:table-cell>
          <table:table-cell/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82.52" calcext:value-type="float">
            <text:p>82.52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L8])*0.2/100+[.M8]*0.1+[.N8]*0.1+[.O8]*0.1+[.P8]*0.1+[.Q8]*0.1+[.R8]*0.15+AVERAGE([.T8:.AF8])*0.15+0.045" office:value-type="float" office:value="0.797220303030303" calcext:value-type="float">
            <text:p>0.797220303</text:p>
          </table:table-cell>
          <table:table-cell office:value-type="string" calcext:value-type="string">
            <text:p>Flores (205856318)</text:p>
          </table:table-cell>
          <table:table-cell/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office:value-type="float" office:value="67.48" calcext:value-type="float">
            <text:p>67.48</text:p>
          </table:table-cell>
          <table:table-cell office:value-type="float" office:value="95.69" calcext:value-type="float">
            <text:p>95.69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93.54" calcext:value-type="float">
            <text:p>93.54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8/10" office:value-type="float" office:value="0.8" calcext:value-type="float">
            <text:p>0.8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L9])*0.2/100+[.M9]*0.1+[.N9]*0.1+[.O9]*0.1+[.P9]*0.1+[.Q9]*0.1+[.R9]*0.15+AVERAGE([.T9:.AF9])*0.15+0.045" office:value-type="float" office:value="0.813602121212121" calcext:value-type="float">
            <text:p>0.8136021212</text:p>
          </table:table-cell>
          <table:table-cell office:value-type="string" calcext:value-type="string">
            <text:p>Frometa (20552420)</text:p>
          </table:table-cell>
          <table:table-cell/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office:value-type="float" office:value="87.75" calcext:value-type="float">
            <text:p>87.75</text:p>
          </table:table-cell>
          <table:table-cell office:value-type="float" office:value="93.71" calcext:value-type="float">
            <text:p>93.71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0.59" calcext:value-type="float">
            <text:p>90.59</text:p>
          </table:table-cell>
          <table:table-cell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.25/16" office:value-type="float" office:value="0.953125" calcext:value-type="float">
            <text:p>0.95312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L10])*0.2/100+[.M10]*0.1+[.N10]*0.1+[.O10]*0.1+[.P10]*0.1+[.Q10]*0.1+[.R10]*0.15+AVERAGE([.T10:.AF10])*0.15+0.045" office:value-type="float" office:value="0.961046742424242" calcext:value-type="float">
            <text:p>0.9610467424</text:p>
          </table:table-cell>
          <table:table-cell office:value-type="string" calcext:value-type="string">
            <text:p>Haarlammert (20559780)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office:value-type="float" office:value="76.75" calcext:value-type="float">
            <text:p>76.75</text:p>
          </table:table-cell>
          <table:table-cell office:value-type="float" office:value="85.93" calcext:value-type="float">
            <text:p>85.93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4.36" calcext:value-type="float">
            <text:p>84.36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L11])*0.2/100+[.M11]*0.1+[.N11]*0.1+[.O11]*0.1+[.P11]*0.1+[.Q11]*0.1+[.R11]*0.15+AVERAGE([.T11:.AF11])*0.15+0.045" office:value-type="float" office:value="0.873083181818182" calcext:value-type="float">
            <text:p>0.8730831818</text:p>
          </table:table-cell>
          <table:table-cell office:value-type="string" calcext:value-type="string">
            <text:p>Mendoza (20605336)</text:p>
          </table:table-cell>
          <table:table-cell/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99" calcext:value-type="float">
            <text:p>84.99</text:p>
          </table:table-cell>
          <table:table-cell office:value-type="float" office:value="86.05" calcext:value-type="float">
            <text:p>86.05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97.82" calcext:value-type="float">
            <text:p>97.82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2/1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7/20" office:value-type="float" office:value="0.85" calcext:value-type="float">
            <text:p>0.8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L12])*0.2/100+[.M12]*0.1+[.N12]*0.1+[.O12]*0.1+[.P12]*0.1+[.Q12]*0.1+[.R12]*0.15+AVERAGE([.T12:.AF12])*0.15+0.045" office:value-type="float" office:value="0.932053636363636" calcext:value-type="float">
            <text:p>0.9320536364</text:p>
          </table:table-cell>
          <table:table-cell office:value-type="string" calcext:value-type="string">
            <text:p>Mock (20528673)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.84</text:p>
          </table:table-cell>
          <table:table-cell office:value-type="float" office:value="98.9" calcext:value-type="float">
            <text:p>98.9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7.96" calcext:value-type="float">
            <text:p>97.96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L13])*0.2/100+[.M13]*0.1+[.N13]*0.1+[.O13]*0.1+[.P13]*0.1+[.Q13]*0.1+[.R13]*0.15+AVERAGE([.T13:.AF13])*0.15+0.045" office:value-type="float" office:value="0.953298787878788" calcext:value-type="float">
            <text:p>0.9532987879</text:p>
          </table:table-cell>
          <table:table-cell office:value-type="string" calcext:value-type="string">
            <text:p>Purdom (20525448)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5.74" calcext:value-type="float">
            <text:p>95.74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6.31" calcext:value-type="float">
            <text:p>96.3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L14])*0.2/100+[.M14]*0.1+[.N14]*0.1+[.O14]*0.1+[.P14]*0.1+[.Q14]*0.1+[.R14]*0.15+AVERAGE([.T14:.AF14])*0.15+0.045" office:value-type="float" office:value="0.967157272727273" calcext:value-type="float">
            <text:p>0.9671572727</text:p>
          </table:table-cell>
          <table:table-cell office:value-type="string" calcext:value-type="string">
            <text:p>Salmon (20605517)</text:p>
          </table:table-cell>
          <table:table-cell/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76.48" calcext:value-type="float">
            <text:p>76.48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5.79" calcext:value-type="float">
            <text:p>85.79</text:p>
          </table:table-cell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2/1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L15])*0.2/100+[.M15]*0.1+[.N15]*0.1+[.O15]*0.1+[.P15]*0.1+[.Q15]*0.1+[.R15]*0.15+AVERAGE([.T15:.AF15])*0.15+0.045" office:value-type="float" office:value="0.86654303030303" calcext:value-type="float">
            <text:p>0.8665430303</text:p>
          </table:table-cell>
          <table:table-cell office:value-type="string" calcext:value-type="string">
            <text:p>Sawah (20564853)</text:p>
          </table:table-cell>
          <table:table-cell/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office:value-type="float" office:value="97.27" calcext:value-type="float">
            <text:p>97.27</text:p>
          </table:table-cell>
          <table:table-cell office:value-type="float" office:value="99.6" calcext:value-type="float">
            <text:p>99.6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2.22" calcext:value-type="float">
            <text:p>92.2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L16])*0.2/100+[.M16]*0.1+[.N16]*0.1+[.O16]*0.1+[.P16]*0.1+[.Q16]*0.1+[.R16]*0.15+AVERAGE([.T16:.AF16])*0.15+0.045" office:value-type="float" office:value="0.975979545454545" calcext:value-type="float">
            <text:p>0.9759795455</text:p>
          </table:table-cell>
          <table:table-cell office:value-type="string" calcext:value-type="string">
            <text:p>Smith (20513195)</text:p>
          </table:table-cell>
          <table:table-cell/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51.43" calcext:value-type="float">
            <text:p>51.43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45.29" calcext:value-type="float">
            <text:p>45.29</text:p>
          </table:table-cell>
          <table:table-cell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.33/20" office:value-type="float" office:value="0.7165" calcext:value-type="float">
            <text:p>0.71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L17])*0.2/100+[.M17]*0.1+[.N17]*0.1+[.O17]*0.1+[.P17]*0.1+[.Q17]*0.1+[.R17]*0.15+AVERAGE([.T17:.AF17])*0.15+0.045" office:value-type="float" office:value="0.881548939393939" calcext:value-type="float">
            <text:p>0.8815489394</text:p>
          </table:table-cell>
          <table:table-cell office:value-type="string" calcext:value-type="string">
            <text:p>Trujillo (20594079)</text:p>
          </table:table-cell>
          <table:table-cell/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.92" calcext:value-type="float">
            <text:p>68.92</text:p>
          </table:table-cell>
          <table:table-cell office:value-type="float" office:value="77.17" calcext:value-type="float">
            <text:p>77.1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84.35" calcext:value-type="float">
            <text:p>84.3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5.5/12" office:value-type="float" office:value="0.458333333333333" calcext:value-type="float">
            <text:p>0.4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L18])*0.2/100+[.M18]*0.1+[.N18]*0.1+[.O18]*0.1+[.P18]*0.1+[.Q18]*0.1+[.R18]*0.15+AVERAGE([.T18:.AF18])*0.15+0.045" office:value-type="float" office:value="0.754295606060606" calcext:value-type="float">
            <text:p>0.7542956061</text:p>
          </table:table-cell>
          <table:table-cell office:value-type="string" calcext:value-type="string">
            <text:p>Viteri (20543188)</text:p>
          </table:table-cell>
          <table:table-cell/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office:value-type="float" office:value="41.77" calcext:value-type="float">
            <text:p>41.77</text:p>
          </table:table-cell>
          <table:table-cell office:value-type="float" office:value="23" calcext:value-type="float">
            <text:p>23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L19])*0.2/100+[.M19]*0.1+[.N19]*0.1+[.O19]*0.1+[.P19]*0.1+[.Q19]*0.1+[.R19]*0.15+AVERAGE([.T19:.AF19])*0.15+0.045" office:value-type="float" office:value="0.824941212121212" calcext:value-type="float">
            <text:p>0.8249412121</text:p>
          </table:table-cell>
          <table:table-cell office:value-type="string" calcext:value-type="string">
            <text:p>Wilson (20612875)</text:p>
          </table:table-cell>
          <table:table-cell/>
          <table:table-cell office:value-type="string" calcext:value-type="string">
            <text:p>B-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1"/>
        </table:table-row>
        <table:table-row table:style-name="ro1" table:number-rows-repeated="1048555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1:47:20.731168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2-15T11:50:47.857866102</dc:date>
    <meta:editing-duration>PT6H12M38S</meta:editing-duration>
    <meta:editing-cycles>53</meta:editing-cycles>
    <meta:generator>LibreOffice/5.1.6.2$Linux_X86_64 LibreOffice_project/10m0$Build-2</meta:generator>
    <meta:document-statistic meta:table-count="1" meta:cell-count="636" meta:object-count="0"/>
  </office:meta>
</office:document-meta>
</file>